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L'articolo "Inter-Realization Channels: Unsupervised Anomaly Detection Beyond One-Class Classification" di Declan McIntosh e Alexandra Branzan Albu introduce un metodo innovativo per il rilevamento di anomalie chiamato InReaCh. Questo approccio si basa sull'idea che le immagini di training siano realizzazioni della distribuzione sottostante dell'immagine, consentendo a InReaCh di estrarre patch nominali ad alta confidenza dai dati di training associandole attraverso realizzazioni in canali.</text:p>
      <text:p text:style-name="Text_20_body"><text:span text:style-name="Strong_20_Emphasis">Caratteristiche Fondamentali:</text:span></text:p>
      <text:list text:style-name="L2">
        <text:list-item>
          <text:p text:style-name="P3"><text:span text:style-name="Strong_20_Emphasis">Struttura del Modello Predittivo:</text:span> InReaCh si concentra sull'associazione di patch attraverso immagini di training in canali basati su descrittori di feature estratti da una CNN pre-addestrata. Solo i canali con una vasta copertura (span) e bassa variabilità (spread) sono considerati nominali.</text:p>
        </text:list-item>
        <text:list-item>
          <text:p text:style-name="P3"><text:span text:style-name="Strong_20_Emphasis">Tecnica di Apprendimento:</text:span> Il metodo è completamente non supervisionato, sfruttando le associazioni tra realizzazioni per filtrare le patch nominali con precisione elevata e ricavare un modello delle patch nominali per testare le nuove patch.</text:p>
        </text:list-item>
        <text:list-item>
          <text:p text:style-name="P3"><text:span text:style-name="Strong_20_Emphasis">Vantaggi rispetto ad altri approcci:</text:span> InReaCh riesce a gestire dati di training contaminati da anomalie mantenendo prestazioni competitive con metodi di classificazione one-class supervisionati, semplificando la creazione del dataset e ampliando le possibili applicazioni.</text:p>
        </text:list-item>
        <text:list-item>
          <text:p text:style-name="P3"><text:span text:style-name="Strong_20_Emphasis">Etichettatura del Dataset per l'Addestramento:</text:span> Non richiesta, grazie all'approccio non supervisionato che filtra in modo proattivo le anomalie prima della modellazione delle patch nominali.</text:p>
        </text:list-item>
        <text:list-item>
          <text:p text:style-name="P3"><text:span text:style-name="Strong_20_Emphasis">Risultati in termini di Prestazioni e Qualità/Accuracy dell'Output:</text:span> InReaCh raggiunge uno 0.968 AUROC nella localizzazione e 0.923 AUROC nel rilevamento delle anomalie sul dataset MVTec AD, anche con dati di training corrotti, risultando competitivo rispetto ai metodi state-of-the-art.</text:p>
        </text:list-item>
        <text:list-item>
          <text:p text:style-name="P3"><text:span text:style-name="Strong_20_Emphasis">Dataset su cui è stato Addestrato/Testato:</text:span> Il modello è stato valutato sul dataset MVTec AD, dimostrando la sua efficacia in una varietà di classi oggetto e contesti di testura, nonostante la presenza di corruzioni nei dati di training.</text:p>
        </text:list-item>
      </text:list>
      <text:p text:style-name="Text_20_body">Questo lavoro rappresenta un significativo passo avanti nel campo del rilevamento di anomalie, offrendo un metodo non supervisionato capace di affrontare la sfida dei dati di training contaminati, mantenendo al contempo prestazioni elevate.</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14T18:09:24.254000000</meta:creation-date>
    <dc:date>2024-03-16T19:02:10.356000000</dc:date>
    <meta:editing-duration>PT1M45S</meta:editing-duration>
    <meta:editing-cycles>3</meta:editing-cycles>
    <meta:generator>LibreOffice/7.6.1.2$Windows_X86_64 LibreOffice_project/f5defcebd022c5bc36bbb79be232cb6926d8f674</meta:generator>
    <meta:document-statistic meta:table-count="0" meta:image-count="0" meta:object-count="0" meta:page-count="1" meta:paragraph-count="9" meta:word-count="312" meta:character-count="2286" meta:non-whitespace-character-count="1989"/>
  </office:meta>
</office:document-meta>
</file>